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iceEndpoint.getCompon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Endpoint.AbstractServiceEndpoint( ComponentNameSpace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Endpoint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iceEndpoint.getUnique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iceEndpoint.setComponentName( ComponentNameSpace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Endpoint.AbstractServic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